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row table:style-name="ro1" table:number-rows-repeated="4">
          <table:table-cell table:number-columns-repeated="9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load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time" office:time-value="PT00H00M39.564867S" calcext:value-type="time">
            <text:p>00:00:39.56</text:p>
          </table:table-cell>
          <table:table-cell office:value-type="time" office:time-value="PT00H06M02.172932S" calcext:value-type="time">
            <text:p>00:06:02.17</text:p>
          </table:table-cell>
          <table:table-cell office:value-type="time" office:time-value="PT00H21M58.854595S" calcext:value-type="time">
            <text:p>00:21:58.85</text:p>
          </table:table-cell>
          <table:table-cell office:value-type="time" office:time-value="PT00H06M02.582986S" calcext:value-type="time">
            <text:p>00:06:02.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8.227341S" calcext:value-type="time">
            <text:p>00:00:38.23</text:p>
          </table:table-cell>
          <table:table-cell office:value-type="time" office:time-value="PT00H06M05.031582S" calcext:value-type="time">
            <text:p>00:06:05.03</text:p>
          </table:table-cell>
          <table:table-cell office:value-type="time" office:time-value="PT00H20M05.65398S" calcext:value-type="time">
            <text:p>00:20:05.65</text:p>
          </table:table-cell>
          <table:table-cell office:value-type="time" office:time-value="PT00H06M02.404097S" calcext:value-type="time">
            <text:p>00:06:02.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6.641777S" calcext:value-type="time">
            <text:p>00:00:36.64</text:p>
          </table:table-cell>
          <table:table-cell office:value-type="time" office:time-value="PT00H05M49.044966S" calcext:value-type="time">
            <text:p>00:05:49.04</text:p>
          </table:table-cell>
          <table:table-cell office:value-type="time" office:time-value="PT00H22M54.716145S" calcext:value-type="time">
            <text:p>00:22:54.72</text:p>
          </table:table-cell>
          <table:table-cell office:value-type="time" office:time-value="PT00H06M02.525442S" calcext:value-type="time">
            <text:p>00:06:02.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6.68561S" calcext:value-type="time">
            <text:p>00:00:36.69</text:p>
          </table:table-cell>
          <table:table-cell office:value-type="time" office:time-value="PT00H06M05.954749S" calcext:value-type="time">
            <text:p>00:06:05.95</text:p>
          </table:table-cell>
          <table:table-cell office:value-type="time" office:time-value="PT00H25M44.86649S" calcext:value-type="time">
            <text:p>00:25:44.87</text:p>
          </table:table-cell>
          <table:table-cell office:value-type="time" office:time-value="PT00H06M03.408724S" calcext:value-type="time">
            <text:p>00:06:03.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586375S" calcext:value-type="time">
            <text:p>00:00:34.59</text:p>
          </table:table-cell>
          <table:table-cell office:value-type="time" office:time-value="PT00H05M45.128372S" calcext:value-type="time">
            <text:p>00:05:45.13</text:p>
          </table:table-cell>
          <table:table-cell office:value-type="time" office:time-value="PT00H21M58.531893S" calcext:value-type="time">
            <text:p>00:21:58.53</text:p>
          </table:table-cell>
          <table:table-cell office:value-type="time" office:time-value="PT00H06M02.445071S" calcext:value-type="time">
            <text:p>00:06:02.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972869S" calcext:value-type="time">
            <text:p>00:00:34.97</text:p>
          </table:table-cell>
          <table:table-cell office:value-type="time" office:time-value="PT00H05M54.454714S" calcext:value-type="time">
            <text:p>00:05:54.45</text:p>
          </table:table-cell>
          <table:table-cell office:value-type="time" office:time-value="PT00H22M27.323972S" calcext:value-type="time">
            <text:p>00:22:27.32</text:p>
          </table:table-cell>
          <table:table-cell office:value-type="time" office:time-value="PT00H06M02.385393S" calcext:value-type="time">
            <text:p>00:06:02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9:15:01.609225601</meta:creation-date>
    <dc:date>2020-01-23T09:19:13.633597141</dc:date>
    <meta:editing-duration>PT4M12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